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ASE ONE: FROM CAESAREA TO SIDON (27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ASE ONE: FROM CAESAREA TO SIDON (27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mand given to Julius the centurion (2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passion shown by Julius the centurion (2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7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HASE ONE: FROM CAESAREA TO SIDON (27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ASE TWO: FROM SIDON TO MYRA (27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HASE THREE: FROM MYRA TO FAIR HAVENS (27:7-1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ASE THREE: FROM MYRA TO FAIR HAVENS (27:7-12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reason for Paul's warning (27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jection of Paul's warning (27:11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27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ASE ONE: FROM CAESAREA TO SIDON (27:1-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HASE TWO: FROM SIDON TO MYRA (27:4-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HASE THREE: FROM MYRA TO FAIR HAVENS (27:7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HASE FOUR: FROM FAIR HAVENS TO MALTA (27:13-4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PHASE FOUR: FROM FAIR HAVENS TO MALTA (27:13-44)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fearful storm (27:13-2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fearful storm (27:13-2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name for this storm (27:13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nature of this storm (27:15-2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HASE FOUR: FROM FAIR HAVENS TO MALTA (27:13-44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fearful storm (27:13-2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heerful saint (27:21-4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The cheerful saint (27:21-44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foretelling (27:21-38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foretelling (27:21-38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God says they will all be shipwrecked on an island (27:21-3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God says not one person will lose his life, so all should eat and take courage (27:33-38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eerful saint (27:21-44):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foretelling (27:21-38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fulfilling (27:39-4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-title-Title-Slide" presentation:presentation-page-layout-name="Master1-PPL1" draw:id="Slide-267">
        <draw:frame draw:id="id105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<text:s text:c="1"/>The fulfilling (27:39-44)<text:s text:c="1"/></text:span><text:span text:style-name="a591" text:class-names=""/></text:p>
          </draw:text-box>
          <svg:title/>
          <svg:desc/>
        </draw:frame>
        <draw:frame draw:id="id106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Shipwreck (27:39-44a)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hipwreck (27:39-44a)<text:s text:c="1"/>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hip runs aground and begins to fall apart (27:39-4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ldiers want to kill the prisoners to make sure none of them escape, but the commanding officer forbids it in order to save Paul's life (27:42-44a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fulfilling (27:39-44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hipwreck (27:39-44a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fety (27:44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cheerful saint (27:21-44):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foretelling (27:21-3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fulfilling (27:39-4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PHASE FOUR: FROM FAIR HAVENS TO MALTA (27:13-44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fearful storm (27:13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cheerful saint (27:21-4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7<text:s text:c="1"/></text:span><text:span text:style-name="a661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HASE ONE: FROM CAESAREA TO SIDON (27:1-3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HASE TWO: FROM SIDON TO MYRA (27:4-6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HASE THREE: FROM MYRA TO FAIR HAVENS (27:7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PHASE FOUR: FROM FAIR HAVENS TO MALTA (27:13-44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7 </dc:title>
    <meta:initial-creator>David STRICKLAND</meta:initial-creator>
    <dc:creator>David STRICKLAND</dc:creator>
    <meta:creation-date>2020-02-22T17:30:07Z</meta:creation-date>
    <dc:date>2020-02-22T17:30:08Z</dc:date>
    <meta:template xlink:href="BibleStudy" xlink:type="simple"/>
    <meta:editing-cycles>1</meta:editing-cycles>
    <meta:editing-duration>PT0S</meta:editing-duration>
    <meta:document-statistic meta:paragraph-count="52" meta:word-count="455"/>
  </office:meta>
</office:document-meta>
</file>